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T1_19" style:family="text"/>
    <style:style style:name="T1_20" style:family="text">
      <style:text-properties fo:color="#1155cc" style:text-underline-style="solid" style:text-underline-color="font-color"/>
    </style:style>
    <style:style style:name="T1_21" style:family="text"/>
    <style:style style:name="T1_22" style:family="text">
      <style:text-properties fo:color="#1155cc" style:text-underline-style="solid" style:text-underline-color="font-color"/>
    </style:style>
    <style:style style:name="T1_23" style:family="text"/>
    <style:style style:name="T1_24" style:family="text">
      <style:text-properties fo:color="#1155cc" style:text-underline-style="solid" style:text-underline-color="font-color"/>
    </style:style>
    <style:style style:name="T1_25" style:family="text"/>
    <style:style style:name="T1_26" style:family="text">
      <style:text-properties fo:color="#1155cc" style:text-underline-style="solid" style:text-underline-color="font-color"/>
    </style:style>
    <style:style style:name="T1_27" style:family="text"/>
    <style:style style:name="T1_28" style:family="text">
      <style:text-properties fo:color="#1155cc" style:text-underline-style="solid" style:text-underline-color="font-color"/>
    </style:style>
    <style:style style:name="T1_29" style:family="text"/>
    <style:style style:name="T1_30" style:family="text">
      <style:text-properties fo:color="#1155cc" style:text-underline-style="solid" style:text-underline-color="font-color"/>
    </style:style>
    <style:style style:name="T1_31" style:family="text"/>
    <style:style style:name="T1_32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T2_19" style:family="text"/>
    <style:style style:name="T2_20" style:family="text">
      <style:text-properties fo:color="#1155cc" style:text-underline-style="solid" style:text-underline-color="font-color"/>
    </style:style>
    <style:style style:name="T2_21" style:family="text"/>
    <style:style style:name="T2_22" style:family="text">
      <style:text-properties fo:color="#1155cc" style:text-underline-style="solid" style:text-underline-color="font-color"/>
    </style:style>
    <style:style style:name="T2_23" style:family="text"/>
    <style:style style:name="T2_24" style:family="text">
      <style:text-properties fo:color="#1155cc" style:text-underline-style="solid" style:text-underline-color="font-color"/>
    </style:style>
    <style:style style:name="T2_25" style:family="text"/>
    <style:style style:name="T2_26" style:family="text">
      <style:text-properties fo:color="#1155cc" style:text-underline-style="solid" style:text-underline-color="font-color"/>
    </style:style>
    <style:style style:name="T2_27" style:family="text"/>
    <style:style style:name="T2_28" style:family="text">
      <style:text-properties fo:color="#1155cc" style:text-underline-style="solid" style:text-underline-color="font-color"/>
    </style:style>
    <style:style style:name="T2_29" style:family="text"/>
    <style:style style:name="T2_30" style:family="text">
      <style:text-properties fo:color="#1155cc" style:text-underline-style="solid" style:text-underline-color="font-color"/>
    </style:style>
    <style:style style:name="T2_31" style:family="text"/>
    <style:style style:name="T2_3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moure</text:span><text:span text:style-name="T1_2">:<text:s/></text:span><text:span text:style-name="T1_3"><text:a xlink:type="simple" xlink:href="https://cacoo.com/diagrams/ZD54ih6zfbj5UvRI"><text:span text:style-name="T1_4">https</text:span></text:a></text:span><text:span text:style-name="T1_5"><text:a xlink:type="simple" xlink:href="https://cacoo.com/diagrams/ZD54ih6zfbj5UvRI"><text:span text:style-name="T1_6">://</text:span></text:a></text:span><text:span text:style-name="T1_7"><text:a xlink:type="simple" xlink:href="https://cacoo.com/diagrams/ZD54ih6zfbj5UvRI"><text:span text:style-name="T1_8">cacoo</text:span></text:a></text:span><text:span text:style-name="T1_9"><text:a xlink:type="simple" xlink:href="https://cacoo.com/diagrams/ZD54ih6zfbj5UvRI"><text:span text:style-name="T1_10">.</text:span></text:a></text:span><text:span text:style-name="T1_11"><text:a xlink:type="simple" xlink:href="https://cacoo.com/diagrams/ZD54ih6zfbj5UvRI"><text:span text:style-name="T1_12">com</text:span></text:a></text:span><text:span text:style-name="T1_13"><text:a xlink:type="simple" xlink:href="https://cacoo.com/diagrams/ZD54ih6zfbj5UvRI"><text:span text:style-name="T1_14">/</text:span></text:a></text:span><text:span text:style-name="T1_15"><text:a xlink:type="simple" xlink:href="https://cacoo.com/diagrams/ZD54ih6zfbj5UvRI"><text:span text:style-name="T1_16">diagrams</text:span></text:a></text:span><text:span text:style-name="T1_17"><text:a xlink:type="simple" xlink:href="https://cacoo.com/diagrams/ZD54ih6zfbj5UvRI"><text:span text:style-name="T1_18">/</text:span></text:a></text:span><text:span text:style-name="T1_19"><text:a xlink:type="simple" xlink:href="https://cacoo.com/diagrams/ZD54ih6zfbj5UvRI"><text:span text:style-name="T1_20">ZD</text:span></text:a></text:span><text:span text:style-name="T1_21"><text:a xlink:type="simple" xlink:href="https://cacoo.com/diagrams/ZD54ih6zfbj5UvRI"><text:span text:style-name="T1_22">54</text:span></text:a></text:span><text:span text:style-name="T1_23"><text:a xlink:type="simple" xlink:href="https://cacoo.com/diagrams/ZD54ih6zfbj5UvRI"><text:span text:style-name="T1_24">ih</text:span></text:a></text:span><text:span text:style-name="T1_25"><text:a xlink:type="simple" xlink:href="https://cacoo.com/diagrams/ZD54ih6zfbj5UvRI"><text:span text:style-name="T1_26">6</text:span></text:a></text:span><text:span text:style-name="T1_27"><text:a xlink:type="simple" xlink:href="https://cacoo.com/diagrams/ZD54ih6zfbj5UvRI"><text:span text:style-name="T1_28">zfbj</text:span></text:a></text:span><text:span text:style-name="T1_29"><text:a xlink:type="simple" xlink:href="https://cacoo.com/diagrams/ZD54ih6zfbj5UvRI"><text:span text:style-name="T1_30">5</text:span></text:a></text:span><text:span text:style-name="T1_31"><text:a xlink:type="simple" xlink:href="https://cacoo.com/diagrams/ZD54ih6zfbj5UvRI"><text:span text:style-name="T1_32">UvRI</text:span></text:a></text:span></text:p>
      <text:p text:style-name="P2"><text:span text:style-name="T2_1">mouCaselles</text:span><text:span text:style-name="T2_2">:<text:s/></text:span><text:span text:style-name="T2_3"><text:a xlink:type="simple" xlink:href="https://cacoo.com/diagrams/aKd23HqUl9T6tzNq"><text:span text:style-name="T2_4">https</text:span></text:a></text:span><text:span text:style-name="T2_5"><text:a xlink:type="simple" xlink:href="https://cacoo.com/diagrams/aKd23HqUl9T6tzNq"><text:span text:style-name="T2_6">://</text:span></text:a></text:span><text:span text:style-name="T2_7"><text:a xlink:type="simple" xlink:href="https://cacoo.com/diagrams/aKd23HqUl9T6tzNq"><text:span text:style-name="T2_8">cacoo</text:span></text:a></text:span><text:span text:style-name="T2_9"><text:a xlink:type="simple" xlink:href="https://cacoo.com/diagrams/aKd23HqUl9T6tzNq"><text:span text:style-name="T2_10">.</text:span></text:a></text:span><text:span text:style-name="T2_11"><text:a xlink:type="simple" xlink:href="https://cacoo.com/diagrams/aKd23HqUl9T6tzNq"><text:span text:style-name="T2_12">com</text:span></text:a></text:span><text:span text:style-name="T2_13"><text:a xlink:type="simple" xlink:href="https://cacoo.com/diagrams/aKd23HqUl9T6tzNq"><text:span text:style-name="T2_14">/</text:span></text:a></text:span><text:span text:style-name="T2_15"><text:a xlink:type="simple" xlink:href="https://cacoo.com/diagrams/aKd23HqUl9T6tzNq"><text:span text:style-name="T2_16">diagrams</text:span></text:a></text:span><text:span text:style-name="T2_17"><text:a xlink:type="simple" xlink:href="https://cacoo.com/diagrams/aKd23HqUl9T6tzNq"><text:span text:style-name="T2_18">/</text:span></text:a></text:span><text:span text:style-name="T2_19"><text:a xlink:type="simple" xlink:href="https://cacoo.com/diagrams/aKd23HqUl9T6tzNq"><text:span text:style-name="T2_20">aKd</text:span></text:a></text:span><text:span text:style-name="T2_21"><text:a xlink:type="simple" xlink:href="https://cacoo.com/diagrams/aKd23HqUl9T6tzNq"><text:span text:style-name="T2_22">23</text:span></text:a></text:span><text:span text:style-name="T2_23"><text:a xlink:type="simple" xlink:href="https://cacoo.com/diagrams/aKd23HqUl9T6tzNq"><text:span text:style-name="T2_24">HqUl</text:span></text:a></text:span><text:span text:style-name="T2_25"><text:a xlink:type="simple" xlink:href="https://cacoo.com/diagrams/aKd23HqUl9T6tzNq"><text:span text:style-name="T2_26">9</text:span></text:a></text:span><text:span text:style-name="T2_27"><text:a xlink:type="simple" xlink:href="https://cacoo.com/diagrams/aKd23HqUl9T6tzNq"><text:span text:style-name="T2_28">T</text:span></text:a></text:span><text:span text:style-name="T2_29"><text:a xlink:type="simple" xlink:href="https://cacoo.com/diagrams/aKd23HqUl9T6tzNq"><text:span text:style-name="T2_30">6</text:span></text:a></text:span><text:span text:style-name="T2_31"><text:a xlink:type="simple" xlink:href="https://cacoo.com/diagrams/aKd23HqUl9T6tzNq"><text:span text:style-name="T2_32">tzNq</text:span></text:a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